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Aula 07 — Cores no Terminal (ANSI Escape Codes)</text:h>
      <text:h text:style-name="Heading_20_2" text:outline-level="2">1. O que são códigos ANSI?</text:h>
      <text:p text:style-name="Text_20_body">ANSI Escape Codes são <text:span text:style-name="Strong_20_Emphasis">sequências de caracteres especiais</text:span> que permitem alterar a aparência do texto no terminal:</text:p>
      <text:list text:style-name="L1">
        <text:list-item>
          <text:p text:style-name="P1"><text:span text:style-name="Strong_20_Emphasis">cores de texto</text:span></text:p>
        </text:list-item>
        <text:list-item>
          <text:p text:style-name="P1"><text:span text:style-name="Strong_20_Emphasis">cores de fundo</text:span></text:p>
        </text:list-item>
        <text:list-item>
          <text:p text:style-name="P1"><text:span text:style-name="Strong_20_Emphasis">estilos</text:span> (negrito, sublinhado, invertido)</text:p>
        </text:list-item>
      </text:list>
      <text:p text:style-name="Text_20_body">A sintaxe é:</text:p>
      <text:p text:style-name="P2"><text:span text:style-name="Source_20_Text">\033[ estilo ; cor_texto ; cor_fundo m</text:span></text:p>
      <text:p text:style-name="Text_20_body">E no final sempre fechamos com:</text:p>
      <text:p text:style-name="P2"><text:span text:style-name="Source_20_Text">\033[m</text:span></text:p>
      <text:p text:style-name="Text_20_body">➡️ Isso <text:span text:style-name="Strong_20_Emphasis">reseta as cores</text:span> para o padrão do terminal.</text:p>
      <text:p text:style-name="Horizontal_20_Line"/>
      <text:h text:style-name="Heading_20_2" text:outline-level="2">2. Estilos disponíveis</text:h>
      <text:list text:style-name="L2">
        <text:list-item>
          <text:p text:style-name="P3"><text:span text:style-name="Source_20_Text">0</text:span> → sem estilo (reset)</text:p>
        </text:list-item>
        <text:list-item>
          <text:p text:style-name="P3"><text:span text:style-name="Source_20_Text">1</text:span> → negrito</text:p>
        </text:list-item>
        <text:list-item>
          <text:p text:style-name="P3"><text:span text:style-name="Source_20_Text">4</text:span> → sublinhado</text:p>
        </text:list-item>
        <text:list-item>
          <text:p text:style-name="P3"><text:span text:style-name="Source_20_Text">7</text:span> → negativo (inverte texto e fundo)</text:p>
        </text:list-item>
      </text:list>
      <text:p text:style-name="Horizontal_20_Line"/>
      <text:h text:style-name="Heading_20_2" text:outline-level="2">3. Cores de texto</text:h>
      <text:list text:style-name="L3">
        <text:list-item>
          <text:p text:style-name="P4"><text:span text:style-name="Source_20_Text">30</text:span> → preto</text:p>
        </text:list-item>
        <text:list-item>
          <text:p text:style-name="P4"><text:span text:style-name="Source_20_Text">31</text:span> → vermelho</text:p>
        </text:list-item>
        <text:list-item>
          <text:p text:style-name="P4"><text:span text:style-name="Source_20_Text">32</text:span> → verde</text:p>
        </text:list-item>
        <text:list-item>
          <text:p text:style-name="P4"><text:span text:style-name="Source_20_Text">33</text:span> → amarelo</text:p>
        </text:list-item>
        <text:list-item>
          <text:p text:style-name="P4"><text:span text:style-name="Source_20_Text">34</text:span> → azul</text:p>
        </text:list-item>
        <text:list-item>
          <text:p text:style-name="P4"><text:span text:style-name="Source_20_Text">35</text:span> → roxo (magenta)</text:p>
        </text:list-item>
        <text:list-item>
          <text:p text:style-name="P4"><text:span text:style-name="Source_20_Text">36</text:span> → azul claro (ciano)</text:p>
        </text:list-item>
        <text:list-item>
          <text:p text:style-name="P4"><text:soft-page-break/><text:span text:style-name="Source_20_Text">37</text:span> → branco/cinza</text:p>
        </text:list-item>
      </text:list>
      <text:p text:style-name="Horizontal_20_Line"/>
      <text:h text:style-name="Heading_20_2" text:outline-level="2">4. Cores de fundo</text:h>
      <text:list text:style-name="L4">
        <text:list-item>
          <text:p text:style-name="P5"><text:span text:style-name="Source_20_Text">40</text:span> → preto</text:p>
        </text:list-item>
        <text:list-item>
          <text:p text:style-name="P5"><text:span text:style-name="Source_20_Text">41</text:span> → vermelho</text:p>
        </text:list-item>
        <text:list-item>
          <text:p text:style-name="P5"><text:span text:style-name="Source_20_Text">42</text:span> → verde</text:p>
        </text:list-item>
        <text:list-item>
          <text:p text:style-name="P5"><text:span text:style-name="Source_20_Text">43</text:span> → amarelo</text:p>
        </text:list-item>
        <text:list-item>
          <text:p text:style-name="P5"><text:span text:style-name="Source_20_Text">44</text:span> → azul</text:p>
        </text:list-item>
        <text:list-item>
          <text:p text:style-name="P5"><text:span text:style-name="Source_20_Text">45</text:span> → roxo</text:p>
        </text:list-item>
        <text:list-item>
          <text:p text:style-name="P5"><text:span text:style-name="Source_20_Text">46</text:span> → azul claro</text:p>
        </text:list-item>
        <text:list-item>
          <text:p text:style-name="P5"><text:span text:style-name="Source_20_Text">47</text:span> → branco/cinza</text:p>
        </text:list-item>
      </text:list>
      <text:p text:style-name="Horizontal_20_Line"/>
      <text:h text:style-name="Heading_20_2" text:outline-level="2">5. Exemplos básicos</text:h>
      <text:p text:style-name="P6"><text:span text:style-name="Source_20_Text">print("\033[1;32;40m Olá, Mundo! \033[m") <text:s/># verde em fundo preto</text:span></text:p>
      <text:p text:style-name="P7"><text:span text:style-name="Source_20_Text">print("\033[4;33;44m Texto sublinhado amarelo em fundo azul \033[m")</text:span></text:p>
      <text:p text:style-name="P8"><text:span text:style-name="Source_20_Text">print("\033[7;30;47m Texto invertido (preto em branco) \033[m")</text:span></text:p>
      <text:p text:style-name="Horizontal_20_Line"/>
      <text:h text:style-name="Heading_20_2" text:outline-level="2">6. Usando dicionário para facilitar</text:h>
      <text:p text:style-name="P6"><text:span text:style-name="Source_20_Text">cores = {</text:span></text:p>
      <text:p text:style-name="P7"><text:span text:style-name="Source_20_Text"><text:s text:c="4"/>'limpa':'\033[m',</text:span></text:p>
      <text:p text:style-name="P7"><text:span text:style-name="Source_20_Text"><text:s text:c="4"/>'azul':'\033[34m',</text:span></text:p>
      <text:p text:style-name="P7"><text:span text:style-name="Source_20_Text"><text:s text:c="4"/>'amarelo':'\033[33m',</text:span></text:p>
      <text:p text:style-name="P7"><text:span text:style-name="Source_20_Text"><text:s text:c="4"/>'verde':'\033[32m',</text:span></text:p>
      <text:p text:style-name="P7"><text:span text:style-name="Source_20_Text"><text:s text:c="4"/>'vermelho':'\033[31m',</text:span></text:p>
      <text:p text:style-name="P7"><text:span text:style-name="Source_20_Text"><text:s text:c="4"/>'pretoebranco':'\033[7;30m'</text:span></text:p>
      <text:p text:style-name="P7"><text:span text:style-name="Source_20_Text">}</text:span></text:p>
      <text:p text:style-name="P7"/>
      <text:p text:style-name="P7"><text:span text:style-name="Source_20_Text">print(f"{cores['verde']}Sucesso!{cores['limpa']}")</text:span></text:p>
      <text:p text:style-name="P8"><text:span text:style-name="Source_20_Text">print(f"{cores['vermelho']}Erro!{cores['limpa']}")</text:span></text:p>
      <text:p text:style-name="Horizontal_20_Line"/>
      <text:h text:style-name="Heading_20_2" text:outline-level="2">7. Exemplo prático com soma</text:h>
      <text:p text:style-name="P6"><text:span text:style-name="Source_20_Text">a = int(input("Digite o primeiro número: "))</text:span></text:p>
      <text:p text:style-name="P7"><text:span text:style-name="Source_20_Text">b = int(input("Digite o segundo número: "))</text:span></text:p>
      <text:p text:style-name="P7"><text:span text:style-name="Source_20_Text">soma = a + b</text:span></text:p>
      <text:p text:style-name="P7"/>
      <text:p text:style-name="P7"><text:span text:style-name="Source_20_Text">print(f"\033[7;30;47m Os valores são \033[m "</text:span></text:p>
      <text:p text:style-name="P8"><text:span text:style-name="Source_20_Text"><text:s text:c="6"/>f"\033[1;31;40m {a} + {b} = {soma} \033[m")</text:span></text:p>
      <text:p text:style-name="Horizontal_20_Line"/>
      <text:h text:style-name="Heading_20_2" text:outline-level="2"><text:soft-page-break/>8. Observação importante</text:h>
      <text:list text:style-name="L5">
        <text:list-item>
          <text:p text:style-name="P9">Esses códigos <text:span text:style-name="Strong_20_Emphasis">funcionam no terminal</text:span> (cmd, bash, PowerShell, VSCode Terminal, etc).</text:p>
        </text:list-item>
        <text:list-item>
          <text:p text:style-name="P9">Em alguns editores/IDEs, pode não aparecer (ex.: IDLE).</text:p>
        </text:list-item>
        <text:list-item>
          <text:p text:style-name="P9">Em Windows antigo (antes do 10), pode precisar habilitar suporte ANSI.</text:p>
        </text:list-item>
      </text:list>
      <text:p text:style-name="Horizontal_20_Line"/>
      <text:h text:style-name="Heading_20_2" text:outline-level="2">9. Extra — Módulo <text:span text:style-name="Source_20_Text">colorama</text:span></text:h>
      <text:p text:style-name="Text_20_body">Se você quiser evitar problemas de compatibilidade, pode instalar o pacote externo <text:span text:style-name="Strong_20_Emphasis">colorama</text:span>:</text:p>
      <text:p text:style-name="P2"><text:span text:style-name="Source_20_Text">pip install colorama</text:span></text:p>
      <text:p text:style-name="Text_20_body">Exemplo de uso:</text:p>
      <text:p text:style-name="P6"><text:span text:style-name="Source_20_Text">from colorama import Fore, Back, Style</text:span></text:p>
      <text:p text:style-name="P7"/>
      <text:p text:style-name="P7"><text:span text:style-name="Source_20_Text">print(Fore.RED + "Texto vermelho" + Style.RESET_ALL)</text:span></text:p>
      <text:p text:style-name="P7"><text:span text:style-name="Source_20_Text">print(Back.YELLOW + "Fundo amarelo" + Style.RESET_ALL)</text:span></text:p>
      <text:p text:style-name="P8"><text:span text:style-name="Source_20_Text">print(Fore.GREEN + Back.BLACK + "Verde com fundo preto" + Style.RESET_ALL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09:46:16.194938800</meta:creation-date>
    <dc:date>2025-09-30T09:46:50.449874300</dc:date>
    <meta:editing-duration>PT34S</meta:editing-duration>
    <meta:editing-cycles>1</meta:editing-cycles>
    <meta:document-statistic meta:table-count="0" meta:image-count="0" meta:object-count="0" meta:page-count="3" meta:paragraph-count="67" meta:word-count="341" meta:character-count="2093" meta:non-whitespace-character-count="1812"/>
    <meta:generator>LibreOffice/25.8.1.1$Windows_X86_64 LibreOffice_project/54047653041915e595ad4e45cccea684809c77b5</meta:generator>
  </office:meta>
</office:document-meta>
</file>